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25.7cm" table:align="margins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style:min-row-height="0.519cm" fo:keep-together="auto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6" style:family="table">
      <style:table-properties style:width="25.7cm" table:align="margins" style:may-break-between-rows="true" table:border-model="collapsing"/>
    </style:style>
    <style:style style:name="Таблица6.A" style:family="table-column">
      <style:table-column-properties style:column-width="1.383cm" style:rel-column-width="3526*"/>
    </style:style>
    <style:style style:name="Таблица6.B" style:family="table-column">
      <style:table-column-properties style:column-width="1.607cm" style:rel-column-width="4097*"/>
    </style:style>
    <style:style style:name="Таблица6.C" style:family="table-column">
      <style:table-column-properties style:column-width="1.815cm" style:rel-column-width="4628*"/>
    </style:style>
    <style:style style:name="Таблица6.D" style:family="table-column">
      <style:table-column-properties style:column-width="5.584cm" style:rel-column-width="14240*"/>
    </style:style>
    <style:style style:name="Таблица6.E" style:family="table-column">
      <style:table-column-properties style:column-width="4.9cm" style:rel-column-width="12495*"/>
    </style:style>
    <style:style style:name="Таблица6.F" style:family="table-column">
      <style:table-column-properties style:column-width="10.41cm" style:rel-column-width="26549*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style:min-row-height="0.002cm"/>
    </style:style>
    <style:style style:name="Таблица6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cbcf19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2" style:family="paragraph" style:parent-style-name="Text_20_body">
      <style:text-properties style:use-window-font-color="true" loext:opacity="0%" style:font-name="Liberation Serif" fo:language="ru" fo:country="RU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5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32" style:family="paragraph" style:parent-style-name="Text_20_body">
      <style:text-properties fo:language="ru" fo:country="RU" officeooo:paragraph-rsid="005eb27c"/>
    </style:style>
    <style:style style:name="P33" style:family="paragraph" style:parent-style-name="Standard">
      <style:text-properties fo:language="ru" fo:country="RU" officeooo:rsid="00059092" officeooo:paragraph-rsid="01077f3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6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def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75e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7e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0c7f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31c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837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e6f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759d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9b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b31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0e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d9b7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f952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1099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f034c" officeooo:paragraph-rsid="00ef03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196b5" officeooo:paragraph-rsid="00e19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ca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0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a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e4e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e6f9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5eb5a" officeooo:paragraph-rsid="00d5e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bb293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ee7b" officeooo:paragraph-rsid="00dee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3a3a" officeooo:paragraph-rsid="00e33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a6f6" officeooo:paragraph-rsid="00e4a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84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b319d" officeooo:paragraph-rsid="00eb3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8e72" officeooo:paragraph-rsid="00dd9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def66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ab498" officeooo:paragraph-rsid="00fab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f8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de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fd7a1" officeooo:paragraph-rsid="00cfd7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4837d" officeooo:paragraph-rsid="00d48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bb293" officeooo:paragraph-rsid="00dbb2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d9b77" officeooo:paragraph-rsid="00dd9b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bold" officeooo:rsid="00d4837d" officeooo:paragraph-rsid="00d4837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normal" officeooo:rsid="00d4837d" officeooo:paragraph-rsid="00d4837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759d5" officeooo:paragraph-rsid="00d75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0e4c9" officeooo:paragraph-rsid="00e0e4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0c7fd" officeooo:paragraph-rsid="00d0c7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759d5" officeooo:paragraph-rsid="00d759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88b7b" officeooo:paragraph-rsid="00d88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d1f97" officeooo:paragraph-rsid="00ed1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e75e3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f8eba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04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05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20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20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20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20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21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21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21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21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21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21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21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21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21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cbcf19"/>
    </style:style>
    <style:style style:name="P219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use-window-font-color="true" loext:opacity="0%" style:font-name="Liberation Serif"/>
    </style:style>
    <style:style style:name="T3" style:family="text">
      <style:text-properties style:use-window-font-color="true" loext:opacity="0%" style:font-name="Liberation Serif" fo:language="en" fo:country="US" officeooo:rsid="00cbcf19"/>
    </style:style>
    <style:style style:name="T4" style:family="text">
      <style:text-properties style:use-window-font-color="true" loext:opacity="0%" style:font-name="Liberation Serif" officeooo:rsid="0102187a"/>
    </style:style>
    <style:style style:name="T5" style:family="text">
      <style:text-properties style:use-window-font-color="true" loext:opacity="0%" style:font-name="Liberation Serif" officeooo:rsid="010586b7"/>
    </style:style>
    <style:style style:name="T6" style:family="text">
      <style:text-properties style:use-window-font-color="true" loext:opacity="0%" style:font-name="Liberation Serif" officeooo:rsid="00cbcf19"/>
    </style:style>
    <style:style style:name="T7" style:family="text">
      <style:text-properties style:use-window-font-color="true" loext:opacity="0%" style:font-name="Liberation Serif" officeooo:rsid="001a9727"/>
    </style:style>
    <style:style style:name="T8" style:family="text">
      <style:text-properties style:use-window-font-color="true" loext:opacity="0%" style:font-name="Liberation Serif" officeooo:rsid="01077f36"/>
    </style:style>
    <style:style style:name="T9" style:family="text">
      <style:text-properties style:use-window-font-color="true" loext:opacity="0%" officeooo:rsid="000601ee"/>
    </style:style>
    <style:style style:name="T10" style:family="text">
      <style:text-properties style:use-window-font-color="true" loext:opacity="0%" officeooo:rsid="001a9727"/>
    </style:style>
    <style:style style:name="T11" style:family="text">
      <style:text-properties style:use-window-font-color="true" loext:opacity="0%" officeooo:rsid="0059e752"/>
    </style:style>
    <style:style style:name="T12" style:family="text">
      <style:text-properties style:use-window-font-color="true" loext:opacity="0%" officeooo:rsid="005a1f36"/>
    </style:style>
    <style:style style:name="T13" style:family="text">
      <style:text-properties style:use-window-font-color="true" loext:opacity="0%" officeooo:rsid="005d4256"/>
    </style:style>
    <style:style style:name="T14" style:family="text">
      <style:text-properties style:use-window-font-color="true" loext:opacity="0%" officeooo:rsid="0067fdfc"/>
    </style:style>
    <style:style style:name="T15" style:family="text">
      <style:text-properties style:use-window-font-color="true" loext:opacity="0%" fo:font-weight="bold" officeooo:rsid="0059e752" style:font-weight-asian="bold" style:font-weight-complex="bold"/>
    </style:style>
    <style:style style:name="T16" style:family="text">
      <style:text-properties style:use-window-font-color="true" loext:opacity="0%" officeooo:rsid="00825010"/>
    </style:style>
    <style:style style:name="T17" style:family="text">
      <style:text-properties style:use-window-font-color="true" loext:opacity="0%" officeooo:rsid="009ee43b"/>
    </style:style>
    <style:style style:name="T18" style:family="text">
      <style:text-properties style:use-window-font-color="true" loext:opacity="0%" officeooo:rsid="00ca0454"/>
    </style:style>
    <style:style style:name="T19" style:family="text">
      <style:text-properties style:use-window-font-color="true" loext:opacity="0%" officeooo:rsid="00cdef66"/>
    </style:style>
    <style:style style:name="T20" style:family="text">
      <style:text-properties officeooo:rsid="0007a998"/>
    </style:style>
    <style:style style:name="T21" style:family="text">
      <style:text-properties officeooo:rsid="000a45c5"/>
    </style:style>
    <style:style style:name="T22" style:family="text">
      <style:text-properties officeooo:rsid="0012b31b"/>
    </style:style>
    <style:style style:name="T23" style:family="text">
      <style:text-properties fo:color="#800080" loext:opacity="100%" officeooo:rsid="00055976"/>
    </style:style>
    <style:style style:name="T24" style:family="text">
      <style:text-properties officeooo:rsid="0015d811"/>
    </style:style>
    <style:style style:name="T25" style:family="text">
      <style:text-properties officeooo:rsid="00169811"/>
    </style:style>
    <style:style style:name="T26" style:family="text">
      <style:text-properties officeooo:rsid="0016c23c"/>
    </style:style>
    <style:style style:name="T27" style:family="text">
      <style:text-properties officeooo:rsid="00059092"/>
    </style:style>
    <style:style style:name="T28" style:family="text">
      <style:text-properties officeooo:rsid="00055976"/>
    </style:style>
    <style:style style:name="T29" style:family="text">
      <style:text-properties officeooo:rsid="0017b907"/>
    </style:style>
    <style:style style:name="T30" style:family="text">
      <style:text-properties officeooo:rsid="0019961a"/>
    </style:style>
    <style:style style:name="T31" style:family="text">
      <style:text-properties officeooo:rsid="001a9727"/>
    </style:style>
    <style:style style:name="T32" style:family="text">
      <style:text-properties loext:padding="0cm" loext:border="none"/>
    </style:style>
    <style:style style:name="T33" style:family="text">
      <style:text-properties officeooo:rsid="001bc908"/>
    </style:style>
    <style:style style:name="T34" style:family="text">
      <style:text-properties officeooo:rsid="001d7e58"/>
    </style:style>
    <style:style style:name="T35" style:family="text">
      <style:text-properties officeooo:rsid="001e1b16"/>
    </style:style>
    <style:style style:name="T36" style:family="text">
      <style:text-properties officeooo:rsid="001e62fd"/>
    </style:style>
    <style:style style:name="T37" style:family="text">
      <style:text-properties officeooo:rsid="0020942c"/>
    </style:style>
    <style:style style:name="T38" style:family="text">
      <style:text-properties officeooo:rsid="00227c0b"/>
    </style:style>
    <style:style style:name="T39" style:family="text">
      <style:text-properties officeooo:rsid="002756a6"/>
    </style:style>
    <style:style style:name="T40" style:family="text">
      <style:text-properties officeooo:rsid="0028c6bf"/>
    </style:style>
    <style:style style:name="T41" style:family="text">
      <style:text-properties fo:color="#7f0055" loext:opacity="100%" style:font-name="Monospace" fo:font-size="10pt" fo:font-weight="bold" style:font-size-asian="10pt" style:font-weight-asian="bold"/>
    </style:style>
    <style:style style:name="T42" style:family="text">
      <style:text-properties fo:color="#000000" loext:opacity="100%" style:font-name="Monospace" fo:font-size="10pt" style:font-size-asian="10pt"/>
    </style:style>
    <style:style style:name="T43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4" style:family="text">
      <style:text-properties fo:color="#0000c0" loext:opacity="100%" style:font-name="Monospace" fo:font-size="10pt" fo:font-style="italic" style:font-size-asian="10pt" style:font-style-asian="italic"/>
    </style:style>
    <style:style style:name="T45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46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47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48" style:family="text">
      <style:text-properties fo:color="#3f7f5f" loext:opacity="100%" style:font-name="Monospace" fo:font-size="10pt" style:font-size-asian="10pt"/>
    </style:style>
    <style:style style:name="T49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0" style:family="text">
      <style:text-properties officeooo:rsid="002fb1b6"/>
    </style:style>
    <style:style style:name="T51" style:family="text">
      <style:text-properties officeooo:rsid="003114dc"/>
    </style:style>
    <style:style style:name="T52" style:family="text">
      <style:text-properties officeooo:rsid="00318ded"/>
    </style:style>
    <style:style style:name="T53" style:family="text">
      <style:text-properties officeooo:rsid="0031b0dd"/>
    </style:style>
    <style:style style:name="T54" style:family="text">
      <style:text-properties officeooo:rsid="003290da"/>
    </style:style>
    <style:style style:name="T55" style:family="text">
      <style:text-properties officeooo:rsid="0040170f"/>
    </style:style>
    <style:style style:name="T56" style:family="text">
      <style:text-properties officeooo:rsid="0047054f"/>
    </style:style>
    <style:style style:name="T57" style:family="text">
      <style:text-properties officeooo:rsid="004a7fef"/>
    </style:style>
    <style:style style:name="T58" style:family="text">
      <style:text-properties officeooo:rsid="004ff5d2"/>
    </style:style>
    <style:style style:name="T59" style:family="text">
      <style:text-properties officeooo:rsid="00535a67"/>
    </style:style>
    <style:style style:name="T60" style:family="text">
      <style:text-properties officeooo:rsid="00538252"/>
    </style:style>
    <style:style style:name="T61" style:family="text">
      <style:text-properties officeooo:rsid="00560b18"/>
    </style:style>
    <style:style style:name="T62" style:family="text">
      <style:text-properties officeooo:rsid="005b713f"/>
    </style:style>
    <style:style style:name="T63" style:family="text">
      <style:text-properties officeooo:rsid="005cc3a5"/>
    </style:style>
    <style:style style:name="T64" style:family="text">
      <style:text-properties officeooo:rsid="005d4256"/>
    </style:style>
    <style:style style:name="T65" style:family="text">
      <style:text-properties officeooo:rsid="0062bfad"/>
    </style:style>
    <style:style style:name="T66" style:family="text">
      <style:text-properties officeooo:rsid="0067e0ea"/>
    </style:style>
    <style:style style:name="T67" style:family="text">
      <style:text-properties officeooo:rsid="00688161"/>
    </style:style>
    <style:style style:name="T68" style:family="text">
      <style:text-properties officeooo:rsid="006b06e8"/>
    </style:style>
    <style:style style:name="T69" style:family="text">
      <style:text-properties officeooo:rsid="006bfcc4"/>
    </style:style>
    <style:style style:name="T70" style:family="text">
      <style:text-properties officeooo:rsid="006f60ff"/>
    </style:style>
    <style:style style:name="T71" style:family="text">
      <style:text-properties officeooo:rsid="00711199"/>
    </style:style>
    <style:style style:name="T72" style:family="text">
      <style:text-properties officeooo:rsid="0072c585"/>
    </style:style>
    <style:style style:name="T73" style:family="text">
      <style:text-properties officeooo:rsid="00740946"/>
    </style:style>
    <style:style style:name="T74" style:family="text">
      <style:text-properties officeooo:rsid="007cf401"/>
    </style:style>
    <style:style style:name="T75" style:family="text">
      <style:text-properties officeooo:rsid="007e6f0d"/>
    </style:style>
    <style:style style:name="T76" style:family="text">
      <style:text-properties officeooo:rsid="007fbe67"/>
    </style:style>
    <style:style style:name="T77" style:family="text">
      <style:text-properties officeooo:rsid="00800124"/>
    </style:style>
    <style:style style:name="T78" style:family="text">
      <style:text-properties officeooo:rsid="00859d48"/>
    </style:style>
    <style:style style:name="T79" style:family="text">
      <style:text-properties officeooo:rsid="0087a783"/>
    </style:style>
    <style:style style:name="T80" style:family="text">
      <style:text-properties officeooo:rsid="008a4109"/>
    </style:style>
    <style:style style:name="T81" style:family="text">
      <style:text-properties officeooo:rsid="008db28b"/>
    </style:style>
    <style:style style:name="T82" style:family="text">
      <style:text-properties officeooo:rsid="009355c2"/>
    </style:style>
    <style:style style:name="T83" style:family="text">
      <style:text-properties officeooo:rsid="0094e3eb"/>
    </style:style>
    <style:style style:name="T84" style:family="text">
      <style:text-properties officeooo:rsid="009b4743"/>
    </style:style>
    <style:style style:name="T85" style:family="text">
      <style:text-properties officeooo:rsid="009ee43b"/>
    </style:style>
    <style:style style:name="T86" style:family="text">
      <style:text-properties officeooo:rsid="00a067af"/>
    </style:style>
    <style:style style:name="T87" style:family="text">
      <style:text-properties officeooo:rsid="00a15906"/>
    </style:style>
    <style:style style:name="T88" style:family="text">
      <style:text-properties officeooo:rsid="00a3b71b"/>
    </style:style>
    <style:style style:name="T89" style:family="text">
      <style:text-properties officeooo:rsid="00a7bd96"/>
    </style:style>
    <style:style style:name="T90" style:family="text">
      <style:text-properties officeooo:rsid="00aa81e3"/>
    </style:style>
    <style:style style:name="T91" style:family="text">
      <style:text-properties officeooo:rsid="00adb395"/>
    </style:style>
    <style:style style:name="T92" style:family="text">
      <style:text-properties officeooo:rsid="00aea9cb"/>
    </style:style>
    <style:style style:name="T93" style:family="text">
      <style:text-properties officeooo:rsid="00aef093"/>
    </style:style>
    <style:style style:name="T94" style:family="text">
      <style:text-properties officeooo:rsid="00affa81"/>
    </style:style>
    <style:style style:name="T95" style:family="text">
      <style:text-properties officeooo:rsid="00b4df35"/>
    </style:style>
    <style:style style:name="T96" style:family="text">
      <style:text-properties officeooo:rsid="00b97668"/>
    </style:style>
    <style:style style:name="T97" style:family="text">
      <style:text-properties officeooo:rsid="00b4726a"/>
    </style:style>
    <style:style style:name="T98" style:family="text">
      <style:text-properties officeooo:rsid="00a6ed14"/>
    </style:style>
    <style:style style:name="T99" style:family="text">
      <style:text-properties officeooo:rsid="00c33062"/>
    </style:style>
    <style:style style:name="T100" style:family="text">
      <style:text-properties officeooo:rsid="00c75fb0"/>
    </style:style>
    <style:style style:name="T101" style:family="text">
      <style:text-properties officeooo:rsid="00c81b81"/>
    </style:style>
    <style:style style:name="T102" style:family="text">
      <style:text-properties officeooo:rsid="00ca0454"/>
    </style:style>
    <style:style style:name="T103" style:family="text">
      <style:text-properties officeooo:rsid="00cbcf19"/>
    </style:style>
    <style:style style:name="T104" style:family="text">
      <style:text-properties fo:language="en" fo:country="US"/>
    </style:style>
    <style:style style:name="T105" style:family="text">
      <style:text-properties fo:language="en" fo:country="US" officeooo:rsid="00cbcf19"/>
    </style:style>
    <style:style style:name="T106" style:family="text">
      <style:text-properties fo:language="en" fo:country="US" officeooo:rsid="00d0c7fd"/>
    </style:style>
    <style:style style:name="T107" style:family="text">
      <style:text-properties fo:language="en" fo:country="US" officeooo:rsid="00d2a36e"/>
    </style:style>
    <style:style style:name="T108" style:family="text">
      <style:text-properties fo:language="en" fo:country="US" officeooo:rsid="00d3a48f"/>
    </style:style>
    <style:style style:name="T109" style:family="text">
      <style:text-properties fo:language="en" fo:country="US" fo:font-weight="bold" officeooo:rsid="00d5eb5a" style:font-weight-asian="bold" style:font-weight-complex="bold"/>
    </style:style>
    <style:style style:name="T110" style:family="text">
      <style:text-properties fo:language="en" fo:country="US" officeooo:rsid="00dd9b77"/>
    </style:style>
    <style:style style:name="T111" style:family="text">
      <style:text-properties fo:language="en" fo:country="US" officeooo:rsid="00e4ed4e"/>
    </style:style>
    <style:style style:name="T112" style:family="text">
      <style:text-properties fo:language="en" fo:country="US" officeooo:rsid="010b45d0"/>
    </style:style>
    <style:style style:name="T113" style:family="text">
      <style:text-properties fo:language="ru" fo:country="RU"/>
    </style:style>
    <style:style style:name="T114" style:family="text">
      <style:text-properties fo:language="ru" fo:country="RU" officeooo:rsid="00d31c24"/>
    </style:style>
    <style:style style:name="T115" style:family="text">
      <style:text-properties fo:language="ru" fo:country="RU" officeooo:rsid="00d9ba88"/>
    </style:style>
    <style:style style:name="T116" style:family="text">
      <style:text-properties officeooo:rsid="00cca28c"/>
    </style:style>
    <style:style style:name="T117" style:family="text">
      <style:text-properties officeooo:rsid="00cdef66"/>
    </style:style>
    <style:style style:name="T118" style:family="text">
      <style:text-properties officeooo:rsid="00cf8bb3"/>
    </style:style>
    <style:style style:name="T119" style:family="text">
      <style:text-properties officeooo:rsid="00cfe565"/>
    </style:style>
    <style:style style:name="T120" style:family="text">
      <style:text-properties officeooo:rsid="00d0c7fd"/>
    </style:style>
    <style:style style:name="T121" style:family="text">
      <style:text-properties officeooo:rsid="00d3a48f"/>
    </style:style>
    <style:style style:name="T122" style:family="text">
      <style:text-properties officeooo:rsid="00d4837d"/>
    </style:style>
    <style:style style:name="T123" style:family="text">
      <style:text-properties officeooo:rsid="00d759d5"/>
    </style:style>
    <style:style style:name="T124" style:family="text">
      <style:text-properties officeooo:rsid="00d9ba88"/>
    </style:style>
    <style:style style:name="T125" style:family="text">
      <style:text-properties officeooo:rsid="00dbb293"/>
    </style:style>
    <style:style style:name="T126" style:family="text">
      <style:text-properties officeooo:rsid="00dd9b77"/>
    </style:style>
    <style:style style:name="T127" style:family="text">
      <style:text-properties officeooo:rsid="00e33a3a"/>
    </style:style>
    <style:style style:name="T128" style:family="text">
      <style:text-properties officeooo:rsid="00e847fa"/>
    </style:style>
    <style:style style:name="T129" style:family="text">
      <style:text-properties officeooo:rsid="00eb319d"/>
    </style:style>
    <style:style style:name="T130" style:family="text">
      <style:text-properties officeooo:rsid="00ed5cc0"/>
    </style:style>
    <style:style style:name="T131" style:family="text">
      <style:text-properties officeooo:rsid="00ef034c"/>
    </style:style>
    <style:style style:name="T132" style:family="text">
      <style:text-properties officeooo:rsid="00f1a387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officeooo:rsid="00f816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3"><text:a xlink:type="simple" xlink:href="#__RefHeading___Toc1898_1604946479%20%D0%9A%D0%BE%D0%BF%D0%B8%D1%8F%201" text:style-name="Index_20_Link" text:visited-style-name="Index_20_Link">Типы данных<text:tab/>2</text:a></text:p>
          <text:p text:style-name="P203"><text:a xlink:type="simple" xlink:href="#__RefHeading___Toc1898_1604946479" text:style-name="Index_20_Link" text:visited-style-name="Index_20_Link">ID 1 (Switch)<text:tab/>3</text:a></text:p>
          <text:p text:style-name="P203"><text:a xlink:type="simple" xlink:href="#__RefHeading___Toc1900_1604946479" text:style-name="Index_20_Link" text:visited-style-name="Index_20_Link">ID 2 (Weather station on bme280, DHT22)<text:tab/>4</text:a></text:p>
          <text:p text:style-name="P203"><text:a xlink:type="simple" xlink:href="#__RefHeading___Toc161_3032671417" text:style-name="Index_20_Link" text:visited-style-name="Index_20_Link">ID 3 (File)<text:tab/>5</text:a></text:p>
          <text:p text:style-name="P203"><text:a xlink:type="simple" xlink:href="#__RefHeading___Toc1900_16049464791" text:style-name="Index_20_Link" text:visited-style-name="Index_20_Link">ID 4 (Облачко =))<text:tab/>6</text:a></text:p>
          <text:p text:style-name="P203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203"><text:a xlink:type="simple" xlink:href="#__RefHeading___Toc1900_1604946479%20%D0%9A%D0%BE%D0%BF%D0%B8%D1%8F%201%20%D0%9A%D0%BE%D0%BF%D0%B8%D1%8F%201" text:style-name="Index_20_Link" text:visited-style-name="Index_20_Link">ID 6 (Импульсный счётчик)<text:tab/>8</text:a></text:p>
          <text:p text:style-name="P203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9</text:a></text:p>
          <text:p text:style-name="P203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0</text:a></text:p>
          <text:p text:style-name="P203"><text:a xlink:type="simple" xlink:href="#__RefHeading___Toc1900_1604946479%20%D0%9A%D0%BE%D0%BF%D0%B8%D1%8F%201%20%D0%9A%D0%BE%D0%BF%D0%B8%D1%8F%201%20%D0%9A%D0%BE%D0%BF%D0%B8%D1%8F%202" text:style-name="Index_20_Link" text:visited-style-name="Index_20_Link">ID 9 Home_Meto_II<text:tab/>11</text:a></text:p>
        </text:index-body>
      </text:table-of-content>
      <text:h text:style-name="P204" text:outline-level="1"/>
      <text:p text:style-name="P22"/>
      <text:p text:style-name="P22"/>
      <text:h text:style-name="P208" text:outline-level="1"><text:bookmark-start text:name="__RefHeading___Toc1898_1604946479 Копия 1"/>Типы данных<text:bookmark-end text:name="__RefHeading___Toc1898_1604946479 Копия 1"/></text:h>
      <text:p text:style-name="P32"/>
      <text:p text:style-name="P29"><text:span text:style-name="T41">enum</text:span><text:span text:style-name="T42"> DATA_TYPE</text:span></text:p>
      <text:p text:style-name="P35">{</text:p>
      <text:p text:style-name="P29"><text:span text:style-name="T42"><text:s text:c="4"/></text:span><text:span text:style-name="T44">DATA_TYPE_INT_8</text:span><text:span text:style-name="T42"> = 0,</text:span></text:p>
      <text:p text:style-name="P29"><text:span text:style-name="T42"><text:s text:c="4"/></text:span><text:span text:style-name="T44">DATA_TYPE_INT_16</text:span><text:span text:style-name="T42">,</text:span></text:p>
      <text:p text:style-name="P29"><text:span text:style-name="T42"><text:s text:c="4"/></text:span><text:span text:style-name="T44">DATA_TYPE_INT_32</text:span><text:span text:style-name="T42">,</text:span></text:p>
      <text:p text:style-name="P29"><text:span text:style-name="T42"><text:s text:c="4"/></text:span><text:span text:style-name="T44">DATA_TYPE_INT_64</text:span><text:span text:style-name="T42">,</text:span></text:p>
      <text:p text:style-name="P34"/>
      <text:p text:style-name="P29"><text:span text:style-name="T42"><text:s text:c="4"/></text:span><text:span text:style-name="T44">DATA_TYPE_FLOAT_32</text:span><text:span text:style-name="T42">,</text:span></text:p>
      <text:p text:style-name="P30"><text:span text:style-name="T42"><text:s text:c="4"/></text:span><text:span text:style-name="T44">DATA_TYPE_DOUBLE_64</text:span><text:span text:style-name="T42">, </text:span><text:span text:style-name="T48">// </text:span><text:span text:style-name="T49">на</text:span><text:span text:style-name="T48"> МК double </text:span><text:span text:style-name="T49">может</text:span><text:span text:style-name="T48"> </text:span><text:span text:style-name="T49">быть </text:span><text:span text:style-name="T48">32-</text:span><text:span text:style-name="T49">битный</text:span><text:span text:style-name="T48"> </text:span></text:p>
      <text:p text:style-name="P34"/>
      <text:p text:style-name="P29"><text:span text:style-name="T42"><text:s text:c="3"/></text:span><text:span text:style-name="T43"><text:s/></text:span><text:span text:style-name="T46">DATA_TYPE_BOOL</text:span><text:span text:style-name="T43">,</text:span></text:p>
      <text:p text:style-name="P29"><text:span text:style-name="T42"><text:s text:c="4"/></text:span><text:span text:style-name="T44">DATA_TYPE_STRING</text:span><text:span text:style-name="T42">,</text:span></text:p>
      <text:p text:style-name="P34"/>
      <text:p text:style-name="P29"><text:span text:style-name="T42"><text:s text:c="4"/></text:span><text:span text:style-name="T44">DATA_TYPE_RAW</text:span><text:span text:style-name="T42">,</text:span></text:p>
      <text:p text:style-name="P29"><text:span text:style-name="T42"><text:s text:c="4"/></text:span><text:span text:style-name="T44">DATA_TYPE_NONE</text:span></text:p>
      <text:p text:style-name="P36">};</text:p>
      <text:h text:style-name="P204" text:outline-level="1"/>
      <text:h text:style-name="P209" text:outline-level="1"><text:bookmark-start text:name="__RefHeading___Toc1898_1604946479"/>ID 1 <text:span text:style-name="T20">(Switch)</text:span><text:bookmark-end text:name="__RefHeading___Toc1898_1604946479"/></text:h>
      <text:p text:style-name="P2">Каналы чтения/записи <text:span text:style-name="T28">= </text:span><text:span text:style-name="T30">от </text:span><text:span text:style-name="T34">1</text:span><text:span text:style-name="T22"> </text:span><text:span text:style-name="T30">до</text:span><text:span text:style-name="T22"> </text:span><text:span text:style-name="T50">255</text:span><text:span text:style-name="T22"> <text:s/></text:span><text:span text:style-name="T28">/ <text:s/></text:span><text:span text:style-name="T34">от 1 до </text:span><text:span text:style-name="T50">255</text:span></text:p>
      <text:p text:style-name="P4"/>
      <text:p text:style-name="P20"><text:span text:style-name="T26">Тип данных</text:span><text:span text:style-name="T27"> </text:span><text:span text:style-name="T28">R0 </text:span><text:span text:style-name="T1">- </text:span><text:span text:style-name="T34">R</text:span><text:span text:style-name="T51">255</text:span><text:span text:style-name="T1"> </text:span><text:span text:style-name="T28">= <text:s/></text:span><text:span text:style-name="T23"><text:s/></text:span><text:span text:style-name="T47">DATA_TYPE_BOOL</text:span></text:p>
      <text:p text:style-name="P20"><text:span text:style-name="T26">Тип данных</text:span><text:span text:style-name="T27"> </text:span><text:span text:style-name="T28">W0 - </text:span><text:span text:style-name="T34">W</text:span><text:span text:style-name="T51">255</text:span><text:span text:style-name="T34"> </text:span><text:span text:style-name="T28">= </text:span><text:span text:style-name="T47">DATA_TYPE_BOOL</text:span></text:p>
      <text:p text:style-name="P7"/>
      <text:p text:style-name="P6"><text:span text:style-name="T26">Зна</text:span><text:span text:style-name="T29">ч</text:span><text:span text:style-name="T26">ение </text:span>R0 - <text:span text:style-name="T34">R</text:span><text:span text:style-name="T52">255</text:span> = <text:span text:style-name="T24">true / false </text:span>– ON / OFF</text:p>
      <text:p text:style-name="P7"/>
      <text:p text:style-name="P10"><text:span text:style-name="T26">Описание устройства</text:span>: <text:span text:style-name="T53">Выключатель</text:span>.</text:p>
      <text:h text:style-name="P210" text:outline-level="1"/>
      <text:h text:style-name="P205" text:outline-level="1"/>
      <text:h text:style-name="P211" text:outline-level="1"><text:bookmark-start text:name="__RefHeading___Toc1900_1604946479"/>ID <text:span text:style-name="T1">2 </text:span><text:span text:style-name="T20">(</text:span><text:span text:style-name="T1">Weather station </text:span><text:span text:style-name="T20">on bme280, </text:span><text:span text:style-name="T22">DHT22</text:span><text:span text:style-name="T20">)</text:span><text:bookmark-end text:name="__RefHeading___Toc1900_1604946479"/></text:h>
      <text:p text:style-name="P28"><text:span text:style-name="T31">Описание</text:span><text:span text:style-name="T27">: </text:span><text:span text:style-name="T101">Датчики «погоды»</text:span><text:span text:style-name="T1"> </text:span><text:span text:style-name="T31">на </text:span><text:span text:style-name="T1">bme280 </text:span><text:span text:style-name="T31">или</text:span><text:span text:style-name="T22"> DHT22, </text:span><text:span text:style-name="T54">или других</text:span><text:span text:style-name="T1">.</text:span></text:p>
      <text:p text:style-name="P1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80">№ </text:p>
          </table:table-cell>
          <table:table-cell table:style-name="Таблица5.A1" office:value-type="string">
            <text:p text:style-name="P180">Канал чтения</text:p>
          </table:table-cell>
          <table:table-cell table:style-name="Таблица5.A1" office:value-type="string">
            <text:p text:style-name="P180">Канал записи</text:p>
          </table:table-cell>
          <table:table-cell table:style-name="Таблица5.A1" office:value-type="string">
            <text:p text:style-name="P174">Тип данных</text:p>
          </table:table-cell>
          <table:table-cell table:style-name="Таблица5.A1" office:value-type="string">
            <text:p text:style-name="P174">Диапазоны <text:span text:style-name="T66">полезных </text:span>значений</text:p>
          </table:table-cell>
          <table:table-cell table:style-name="Таблица5.F1" office:value-type="string">
            <text:p text:style-name="P174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1">
              <text:list-header>
                <text:p text:style-name="P219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8">-<text:span text:style-name="T59">40 – 85</text:span></text:p>
          </table:table-cell>
          <table:table-cell table:style-name="Таблица5.A2" office:value-type="string">
            <text:p text:style-name="P93"><text:span text:style-name="T18">Те</text:span><text:span text:style-name="T10">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3">0 <text:span text:style-name="T59">– </text:span>100</text:p>
          </table:table-cell>
          <table:table-cell table:style-name="Таблица5.A2" office:value-type="string">
            <text:p text:style-name="P88"><text:span text:style-name="T102">В</text:span><text:span text:style-name="T31">лажность</text:span> <text:span text:style-name="T64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5">300 – <text:span text:style-name="T60">110</text:span><text:span text:style-name="T100">0</text:span><text:span text:style-name="T60"> </text:span></text:p>
          </table:table-cell>
          <table:table-cell table:style-name="Таблица5.A2" office:value-type="string">
            <text:p text:style-name="P88"><text:span text:style-name="T102">Д</text:span><text:span text:style-name="T31">авление</text:span> <text:span text:style-name="T64">в </text:span><text:span text:style-name="T69">Pa - </text:span><text:span text:style-name="T59">hPa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INT_8</text:p>
          </table:table-cell>
          <table:table-cell table:style-name="Таблица5.A3" office:value-type="string">
            <text:p text:style-name="P135"/>
          </table:table-cell>
          <table:table-cell table:style-name="Таблица5.A2" office:value-type="string">
            <text:p text:style-name="P142">Заряд аккумулятора.</text:p>
          </table:table-cell>
        </table:table-row>
      </table:table>
      <text:p text:style-name="P18"/>
      <text:p text:style-name="P31"><text:span text:style-name="T44"/></text:p>
      <text:h text:style-name="P212" text:outline-level="1"><text:bookmark-start text:name="__RefHeading___Toc161_3032671417"/>ID <text:span text:style-name="T21">3</text:span> <text:span text:style-name="T20">(</text:span><text:span text:style-name="T21">File</text:span><text:span text:style-name="T20">)</text:span><text:bookmark-end text:name="__RefHeading___Toc161_3032671417"/></text:h>
      <text:p text:style-name="P3"><text:span text:style-name="T25">Каналы чтения/записи </text:span>= <text:span text:style-name="T1">1 </text:span>/ <text:span text:style-name="T1">1</text:span></text:p>
      <text:p text:style-name="P5"/>
      <text:p text:style-name="P21"><text:span text:style-name="T26">Тип данных </text:span><text:span text:style-name="T28">R0 = <text:s/></text:span><text:span text:style-name="T23"><text:s/></text:span><text:span text:style-name="T45">DATA_TYPE_STRING</text:span></text:p>
      <text:p text:style-name="P21"><text:span text:style-name="T26">Тип данных </text:span><text:span text:style-name="T27"><text:s/></text:span><text:span text:style-name="T28">W0 = <text:s/></text:span><text:span text:style-name="T23"><text:s/></text:span><text:span text:style-name="T45">DATA_TYPE_STRING</text:span></text:p>
      <text:p text:style-name="P1"/>
      <text:p text:style-name="P8"><text:span text:style-name="T33">Описание</text:span>: <text:span text:style-name="T35">Текстовый </text:span><text:span text:style-name="T33">файл</text:span>.</text:p>
      <text:h text:style-name="P206" text:outline-level="1"/>
      <text:h text:style-name="P213" text:outline-level="1"><text:bookmark-start text:name="__RefHeading___Toc1900_16049464791"/>ID <text:span text:style-name="T38">4</text:span><text:span text:style-name="T1"> </text:span><text:span text:style-name="T39">(</text:span><text:span text:style-name="T37">О</text:span><text:span text:style-name="T36">блачко =)</text:span><text:span text:style-name="T39">)</text:span><text:bookmark-end text:name="__RefHeading___Toc1900_16049464791"/></text:h>
      <text:p text:style-name="P12"><text:span text:style-name="T31">Описание</text:span>: <text:s/><text:span text:style-name="T79">М</text:span><text:span text:style-name="T78">узыкальн</text:span><text:span text:style-name="T81">ый</text:span><text:span text:style-name="T78"> ночник. </text:span></text:p>
      <text:p text:style-name="P1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77">№ </text:p>
          </table:table-cell>
          <table:table-cell table:style-name="Таблица2.A1" office:value-type="string">
            <text:p text:style-name="P177">Канал чтения</text:p>
          </table:table-cell>
          <table:table-cell table:style-name="Таблица2.A1" office:value-type="string">
            <text:p text:style-name="P177">Канал записи</text:p>
          </table:table-cell>
          <table:table-cell table:style-name="Таблица2.A1" office:value-type="string">
            <text:p text:style-name="P171">Тип данных</text:p>
          </table:table-cell>
          <table:table-cell table:style-name="Таблица2.A1" office:value-type="string">
            <text:p text:style-name="P171">Диапазоны <text:span text:style-name="T66">полезных </text:span>значений <text:span text:style-name="T85">(по умолчанию)</text:span></text:p>
          </table:table-cell>
          <table:table-cell table:style-name="Таблица2.F1" office:value-type="string">
            <text:p text:style-name="P17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<text:span text:style-name="T74">BOOL</text:span></text:p>
          </table:table-cell>
          <table:table-cell table:style-name="Таблица2.A2" office:value-type="string">
            <text:p text:style-name="P118"><text:span text:style-name="T88">false</text:span> — <text:span text:style-name="T88">true</text:span> <text:s/></text:p>
          </table:table-cell>
          <table:table-cell table:style-name="Таблица2.F2" office:value-type="string">
            <text:p text:style-name="P102">Вык<text:span text:style-name="T77">лючить / включить</text:span> <text:span text:style-name="T75">воспроизведение. </text:span><text:span text:style-name="T77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5">8</text:span></text:p>
          </table:table-cell>
          <table:table-cell table:style-name="Таблица2.A2" office:value-type="string">
            <text:p text:style-name="P98"><text:span text:style-name="T84">1</text:span> — <text:span text:style-name="T84">3 <text:s/></text:span><text:span text:style-name="T85">(1)</text:span></text:p>
          </table:table-cell>
          <table:table-cell table:style-name="Таблица2.F2" office:value-type="string">
            <text:p text:style-name="P115">Режим воспроизведения. </text:p>
            <text:p text:style-name="P111"><text:span text:style-name="T84">1</text:span> — колыбельные, </text:p>
            <text:p text:style-name="P111"><text:span text:style-name="T84">2</text:span> — звуки природы, </text:p>
            <text:p text:style-name="P111"><text:span text:style-name="T84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6">8</text:span></text:p>
          </table:table-cell>
          <table:table-cell table:style-name="Таблица2.A2" office:value-type="string">
            <text:p text:style-name="P112">0 — <text:span text:style-name="T16">6 <text:s/></text:span><text:span text:style-name="T17">(0)</text:span></text:p>
          </table:table-cell>
          <table:table-cell table:style-name="Таблица2.F2" office:value-type="string">
            <text:p text:style-name="P111">Режимы света.</text:p>
            <text:p text:style-name="P111">0 — выкл. </text:p>
            <text:p text:style-name="P11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4">DATA_TYPE_<text:span text:style-name="T74">BOOL</text:span></text:p>
          </table:table-cell>
          <table:table-cell table:style-name="Таблица2.A2" office:value-type="string">
            <text:p text:style-name="P114"><text:span text:style-name="T88">false</text:span> — <text:span text:style-name="T88">true</text:span> <text:s/><text:span text:style-name="T85">(</text:span><text:span text:style-name="T88">false</text:span><text:span text:style-name="T85">)</text:span></text:p>
          </table:table-cell>
          <table:table-cell table:style-name="Таблица2.F2" office:value-type="string">
            <text:p text:style-name="P113">Выключить / включить повтор <text:span text:style-name="T78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8192)</text:span></text:p>
          </table:table-cell>
          <table:table-cell table:style-name="Таблица2.F2" office:value-type="string">
            <text:p text:style-name="P108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100)</text:span></text:p>
          </table:table-cell>
          <table:table-cell table:style-name="Таблица2.F2" office:value-type="string">
            <text:p text:style-name="P108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109">0 — <text:span text:style-name="T80">30 <text:s text:c="2"/></text:span><text:span text:style-name="T98">(20)</text:span></text:p>
          </table:table-cell>
          <table:table-cell table:style-name="Таблица2.F2" office:value-type="string">
            <text:p text:style-name="P110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2">DATA_TYPE_INT_<text:span text:style-name="T76">8</text:span></text:p>
          </table:table-cell>
          <table:table-cell table:style-name="Таблица2.A2" office:value-type="string">
            <text:p text:style-name="P117">0x00 — 0x46 <text:span text:style-name="T86">(-1)</text:span></text:p>
          </table:table-cell>
          <table:table-cell table:style-name="Таблица2.F2" office:value-type="string">
            <text:p text:style-name="P116">Цвет светодиода — <text:span text:style-name="T83">ручной режим</text:span>. </text:p>
            <text:p text:style-name="P116">Старший полубайт — номер светодиода (0 — 4)</text:p>
            <text:p text:style-name="P116">Младший полубайт — номер цвета (0 — <text:span text:style-name="T82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46">DATA_TYPE_INT_<text:span text:style-name="T76">8</text:span></text:p>
          </table:table-cell>
          <table:table-cell table:style-name="Таблица2.A2" office:value-type="string">
            <text:p text:style-name="P120">0 — 5 <text:s/><text:span text:style-name="T98">(0)</text:span></text:p>
          </table:table-cell>
          <table:table-cell table:style-name="Таблица2.F2" office:value-type="string">
            <text:p text:style-name="P119">Эквалайзер.</text:p>
          </table:table-cell>
        </table:table-row>
      </table:table>
      <text:h text:style-name="P207" text:outline-level="1"/>
      <text:h text:style-name="P214" text:outline-level="1"><text:bookmark-start text:name="__RefHeading___Toc1900_1604946479 Копия 1"/>ID <text:span text:style-name="T40">5</text:span><text:span text:style-name="T1"> </text:span><text:span text:style-name="T20">(</text:span><text:span text:style-name="T67">Выключатель </text:span><text:span text:style-name="T68">расширенный</text:span><text:span text:style-name="T20">)</text:span><text:bookmark-end text:name="__RefHeading___Toc1900_1604946479 Копия 1"/></text:h>
      <text:p text:style-name="P25"/>
      <text:p text:style-name="P24"><text:span text:style-name="T31">Описание</text:span><text:span text:style-name="T27">: </text:span><text:span text:style-name="T57">Бесконтактный выключатель с датчиками температуры, влажности. </text:span><text:span text:style-name="T99">SNTP клиент для синхронизации времени. </text:span><text:span text:style-name="T65">Данные выводятся на OLED </text:span><text:span text:style-name="T87">дисплей</text:span></text:p>
      <text:p text:style-name="P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79">№ </text:p>
          </table:table-cell>
          <table:table-cell table:style-name="id-5.A1" office:value-type="string">
            <text:p text:style-name="P179">Канал чтения</text:p>
          </table:table-cell>
          <table:table-cell table:style-name="id-5.A1" office:value-type="string">
            <text:p text:style-name="P179">Канал записи</text:p>
          </table:table-cell>
          <table:table-cell table:style-name="id-5.A1" office:value-type="string">
            <text:p text:style-name="P173">Тип данных</text:p>
          </table:table-cell>
          <table:table-cell table:style-name="id-5.A1" office:value-type="string">
            <text:p text:style-name="P173">Диапазоны <text:span text:style-name="T66">полезных </text:span>значений</text:p>
          </table:table-cell>
          <table:table-cell table:style-name="id-5.F1" office:value-type="string">
            <text:p text:style-name="P173">Описание</text:p>
          </table:table-cell>
        </table:table-row>
        <table:table-row table:style-name="id-5.2">
          <table:table-cell table:style-name="id-5.A2" office:value-type="string">
            <text:list text:style-name="L3">
              <text:list-item>
                <text:p text:style-name="P225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BOOL</text:p>
          </table:table-cell>
          <table:table-cell table:style-name="id-5.A2" office:value-type="string">
            <text:p text:style-name="P130">вкл./выкл.</text:p>
          </table:table-cell>
          <table:table-cell table:style-name="id-5.F2" office:value-type="string">
            <text:p text:style-name="P86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5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 </text:span>255</text:p>
          </table:table-cell>
          <table:table-cell table:style-name="id-5.F2" office:value-type="string">
            <text:p text:style-name="P89"><text:span text:style-name="T9">порог срабатывания реле </text:span><text:span text:style-name="T12">в </text:span><text:span text:style-name="T11">мм. </text:span><text:span text:style-name="T15">&lt;</text:span><text:span text:style-name="T11"> </text:span><text:span text:style-name="T14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90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38">DATA_TYPE_INT_<text:span text:style-name="T89">8</text:span></text:p>
          </table:table-cell>
          <table:table-cell table:style-name="id-5.A2" office:value-type="string">
            <text:p text:style-name="P122">0 — 3</text:p>
          </table:table-cell>
          <table:table-cell table:style-name="id-5.F2" office:value-type="string">
            <text:p text:style-name="P121">Поворот дисплея:</text:p>
            <text:p text:style-name="P121">0 — 0 градусов</text:p>
            <text:p text:style-name="P121">1 — 90 градусов</text:p>
            <text:p text:style-name="P121">2 — 180 градусов</text:p>
            <text:p text:style-name="P121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p text:style-name="P185">Показания датчик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8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</text:span> <text:span text:style-name="T63">255</text:span></text:p>
          </table:table-cell>
          <table:table-cell table:style-name="id-5.F2" office:value-type="string">
            <text:p text:style-name="P89"><text:span text:style-name="T55">текущее </text:span>расстояние <text:span text:style-name="T62">в </text:span><text:span text:style-name="T61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1">1 <text:span text:style-name="T59">–</text:span><text:span text:style-name="T58"> </text:span>1000</text:p>
          </table:table-cell>
          <table:table-cell table:style-name="id-5.F2" office:value-type="string">
            <text:p text:style-name="P89"><text:span text:style-name="T56">уровень освещённости </text:span><text:span text:style-name="T64">в </text:span><text:span text:style-name="T56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6">-<text:span text:style-name="T59">40 – 85</text:span></text:p>
          </table:table-cell>
          <table:table-cell table:style-name="id-5.F2" office:value-type="string">
            <text:p text:style-name="P89"><text:span text:style-name="T10">те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2">0 <text:span text:style-name="T59">– </text:span>100</text:p>
          </table:table-cell>
          <table:table-cell table:style-name="id-5.F2" office:value-type="string">
            <text:p text:style-name="P86"><text:span text:style-name="T31">влажность</text:span> <text:span text:style-name="T64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2">DATA_TYPE_FLOAT_32 </text:p>
          </table:table-cell>
          <table:table-cell table:style-name="id-5.A2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id-5.F2" office:value-type="string">
            <text:p text:style-name="P87"><text:span text:style-name="T31">давление</text:span> <text:span text:style-name="T64">в </text:span><text:span text:style-name="T69">Pa - </text:span><text:span text:style-name="T59">hPa.</text:span></text:p>
          </table:table-cell>
        </table:table-row>
      </table:table>
      <text:p text:style-name="P9"/>
      <text:h text:style-name="P215" text:outline-level="1"><text:bookmark-start text:name="__RefHeading___Toc1900_1604946479 Копия 1 Копия 1"/>ID <text:span text:style-name="T70">6</text:span><text:span text:style-name="T1"> </text:span><text:span text:style-name="T20">(</text:span><text:span text:style-name="T70">Импульсный сч</text:span><text:span text:style-name="T90">ё</text:span><text:span text:style-name="T70">тчик</text:span><text:span text:style-name="T20">)</text:span><text:bookmark-end text:name="__RefHeading___Toc1900_1604946479 Копия 1 Копия 1"/></text:h>
      <text:p text:style-name="P23"/>
      <text:p text:style-name="P11"><text:span text:style-name="T31">Описание</text:span>: <text:s/></text:p>
      <text:p text:style-name="P1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8">№ </text:p>
          </table:table-cell>
          <table:table-cell table:style-name="Таблица3.A1" office:value-type="string">
            <text:p text:style-name="P178">Канал чтения</text:p>
          </table:table-cell>
          <table:table-cell table:style-name="Таблица3.A1" office:value-type="string">
            <text:p text:style-name="P178">Канал записи</text:p>
          </table:table-cell>
          <table:table-cell table:style-name="Таблица3.A1" office:value-type="string">
            <text:p text:style-name="P172">Тип данных</text:p>
          </table:table-cell>
          <table:table-cell table:style-name="Таблица3.A1" office:value-type="string">
            <text:p text:style-name="P172">Диапазоны <text:span text:style-name="T66">полезных </text:span>значений</text:p>
          </table:table-cell>
          <table:table-cell table:style-name="Таблица3.F1" office:value-type="string">
            <text:p text:style-name="P172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4">
              <text:list-item>
                <text:p text:style-name="P230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1</text:span> канала</text:p>
          </table:table-cell>
        </table:table-row>
        <table:table-row table:style-name="Таблица3.6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23</text:p>
          </table:table-cell>
          <table:table-cell table:style-name="Таблица3.F2" office:value-type="string">
            <text:p text:style-name="P95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7</text:p>
          </table:table-cell>
          <table:table-cell table:style-name="Таблица3.F2" office:value-type="string">
            <text:p text:style-name="P95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31</text:p>
          </table:table-cell>
          <table:table-cell table:style-name="Таблица3.F2" office:value-type="string">
            <text:p text:style-name="P95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12</text:p>
          </table:table-cell>
          <table:table-cell table:style-name="Таблица3.F2" office:value-type="string">
            <text:p text:style-name="P95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99</text:p>
          </table:table-cell>
          <table:table-cell table:style-name="Таблица3.F2" office:value-type="string">
            <text:p text:style-name="P95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30">1</text:p>
              </text:list-item>
            </text:list>
          </table:table-cell>
          <table:table-cell table:style-name="Таблица3.A2" office:value-type="string">
            <text:p text:style-name="P76">+</text:p>
          </table:table-cell>
          <table:table-cell table:style-name="Таблица3.A2" office:value-type="string">
            <text:p text:style-name="P62">-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106">0 - 4095</text:p>
          </table:table-cell>
          <table:table-cell table:style-name="Таблица3.F2" office:value-type="string">
            <text:p text:style-name="P90"><text:s/><text:span text:style-name="T71">ADC батарейки резервного питания</text:span></text:p>
          </table:table-cell>
        </table:table-row>
      </table:table>
      <text:p text:style-name="P14"/>
      <text:p text:style-name="P15">https://sledi-za-soboy.ru/arduino-rezervnoye-pitaniye-ot-batareyki-d/</text:p>
      <text:h text:style-name="P216" text:outline-level="1"><text:bookmark-start text:name="__RefHeading___Toc1900_1604946479 Копия 1 Копия 1 Копия 1"/>ID <text:span text:style-name="T90">7</text:span><text:span text:style-name="T1"> </text:span><text:span text:style-name="T93">(</text:span><text:span text:style-name="T90">Контроллер RGB Led</text:span><text:span text:style-name="T93">)</text:span><text:bookmark-end text:name="__RefHeading___Toc1900_1604946479 Копия 1 Копия 1 Копия 1"/></text:h>
      <text:p text:style-name="P26"/>
      <text:p text:style-name="P13"><text:span text:style-name="T31">Описание</text:span>: <text:span text:style-name="T91">к</text:span><text:span text:style-name="T90">онтроллер управления для rgb лент.</text:span>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78">№ </text:p>
          </table:table-cell>
          <table:table-cell table:style-name="Таблица1.A1" office:value-type="string">
            <text:p text:style-name="P178">Канал чтения</text:p>
          </table:table-cell>
          <table:table-cell table:style-name="Таблица1.A1" office:value-type="string">
            <text:p text:style-name="P178">Канал записи</text:p>
          </table:table-cell>
          <table:table-cell table:style-name="Таблица1.A1" office:value-type="string">
            <text:p text:style-name="P172">Тип данных</text:p>
          </table:table-cell>
          <table:table-cell table:style-name="Таблица1.A1" office:value-type="string">
            <text:p text:style-name="P172">Диапазоны <text:span text:style-name="T66">полезных </text:span>значений</text:p>
          </table:table-cell>
          <table:table-cell table:style-name="Таблица1.F1" office:value-type="string">
            <text:p text:style-name="P172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5">
              <text:list-item>
                <text:p text:style-name="P232">1</text:p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39">DATA_TYPE_INT_<text:span text:style-name="T92">16</text:span></text:p>
          </table:table-cell>
          <table:table-cell table:style-name="Таблица1.A2" office:value-type="string">
            <text:p text:style-name="P125">0 — n </text:p>
          </table:table-cell>
          <table:table-cell table:style-name="Таблица1.F2" office:value-type="string">
            <text:p text:style-name="P124">Световой режим</text:p>
          </table:table-cell>
        </table:table-row>
      </table:table>
      <text:p text:style-name="P14"/>
      <text:p text:style-name="P14"/>
      <text:p text:style-name="P14"/>
      <text:p text:style-name="P16"/>
      <text:h text:style-name="P217" text:outline-level="1"><text:bookmark-start text:name="__RefHeading___Toc1900_1604946479 Копия 1 Копия 1 Копия 1 Копия 1"/>ID <text:span text:style-name="T94">8</text:span><text:span text:style-name="T1"> </text:span><text:span text:style-name="T93">(</text:span><text:span text:style-name="T94">Камера</text:span><text:span text:style-name="T93">)</text:span><text:bookmark-end text:name="__RefHeading___Toc1900_1604946479 Копия 1 Копия 1 Копия 1 Копия 1"/></text:h>
      <text:p text:style-name="P27"/>
      <text:p text:style-name="P17"><text:span text:style-name="T31">Описание</text:span>: <text:span text:style-name="T94">камера.</text:span></text:p>
      <text:p text:style-name="P1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81">№ </text:p>
          </table:table-cell>
          <table:table-cell table:style-name="Таблица4.A1" office:value-type="string">
            <text:p text:style-name="P181">Канал чтения</text:p>
          </table:table-cell>
          <table:table-cell table:style-name="Таблица4.A1" office:value-type="string">
            <text:p text:style-name="P181">Канал записи</text:p>
          </table:table-cell>
          <table:table-cell table:style-name="Таблица4.A1" office:value-type="string">
            <text:p text:style-name="P175">Тип данных</text:p>
          </table:table-cell>
          <table:table-cell table:style-name="Таблица4.A1" office:value-type="string">
            <text:p text:style-name="P175">Диапазоны <text:span text:style-name="T66">полезных </text:span>значений</text:p>
          </table:table-cell>
          <table:table-cell table:style-name="Таблица4.F1" office:value-type="string">
            <text:p text:style-name="P175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6">
              <text:list-item>
                <text:p text:style-name="P233">1</text:p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5"><text:s/>0 — 2^32</text:p>
          </table:table-cell>
          <table:table-cell table:style-name="Таблица4.F2" office:value-type="string">
            <text:p text:style-name="P12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6">
              <text:list-item>
                <text:p text:style-name="P233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6">0 — 2^32</text:p>
          </table:table-cell>
          <table:table-cell table:style-name="Таблица4.F2" office:value-type="string">
            <text:p text:style-name="P127"><text:span text:style-name="T96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5">8</text:span></text:p>
          </table:table-cell>
          <table:table-cell table:style-name="Таблица4.A2" office:value-type="string">
            <text:p text:style-name="P129">0 — 100 </text:p>
          </table:table-cell>
          <table:table-cell table:style-name="Таблица4.F2" office:value-type="string">
            <text:p text:style-name="P128"><text:span text:style-name="T97">Камера — </text:span><text:span text:style-name="T96">к</text:span>ачество</text:p>
          </table:table-cell>
        </table:table-row>
      </table:table>
      <text:p text:style-name="P17"/>
      <text:p text:style-name="P17"/>
      <text:p text:style-name="P17"/>
      <text:h text:style-name="P218" text:outline-level="1"><text:bookmark-start text:name="__RefHeading___Toc1900_1604946479 Копия 1 Копия 1 Копия 2"/>ID <text:span text:style-name="T103">9</text:span><text:span text:style-name="T1"> </text:span><text:span text:style-name="T105">Home_Meto_II</text:span><text:bookmark-end text:name="__RefHeading___Toc1900_1604946479 Копия 1 Копия 1 Копия 2"/></text:h>
      <text:p text:style-name="P33"><text:span text:style-name="T7"/></text:p>
      <text:p text:style-name="P33"><text:span text:style-name="T7">Описание</text:span><text:span text:style-name="T2">: <text:s/></text:span><text:span text:style-name="T8">в</text:span><text:span text:style-name="T6">ремя/Дата, локальные температура, влажность и давление. Прогноз погоды для выбранного города. Подключается к </text:span><text:span text:style-name="T3">wifi </text:span><text:span text:style-name="T6">сети для синхронизации времени и получения данных о погоде. К данному устройству может подключатся автономные устройства </text:span><text:span text:style-name="T3">ID2 </text:span><text:span text:style-name="T6">для передачи удалённых данных температуры, влажности и давление, к примеру, с улицы. </text:span><text:span text:style-name="T4">Возможно управление устройством по протоколу IOTV</text:span><text:span text:style-name="T5">P.</text:span></text:p>
      <text:p text:style-name="P19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82">№ </text:p>
          </table:table-cell>
          <table:table-cell table:style-name="Таблица6.A1" office:value-type="string">
            <text:p text:style-name="P182">Канал чтения</text:p>
          </table:table-cell>
          <table:table-cell table:style-name="Таблица6.A1" office:value-type="string">
            <text:p text:style-name="P182">Канал записи</text:p>
          </table:table-cell>
          <table:table-cell table:style-name="Таблица6.A1" office:value-type="string">
            <text:p text:style-name="P176">Тип данных</text:p>
          </table:table-cell>
          <table:table-cell table:style-name="Таблица6.A1" office:value-type="string">
            <text:p text:style-name="P176">Диапазоны <text:span text:style-name="T66">полезных </text:span>значений</text:p>
          </table:table-cell>
          <table:table-cell table:style-name="Таблица6.F1" office:value-type="string">
            <text:p text:style-name="P176">Описание</text:p>
          </table:table-cell>
        </table:table-row>
        <table:table-row table:style-name="Таблица6.2">
          <table:table-cell table:style-name="Таблица6.A2" table:number-columns-spanned="6" office:value-type="string">
            <text:p text:style-name="P183"><text:span text:style-name="T118">Локальный </text:span>датчик <text:span text:style-name="T130">ТВД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7">
              <text:list-item>
                <text:p text:style-name="P231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4">Внешний датчик <text:span text:style-name="T130">ТВД 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7">0 - <text:span text:style-name="T116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1"><text:span text:style-name="T128">В</text:span>ремя получения <text:span text:style-name="T128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3">Внешний датчик <text:span text:style-name="T130">ТВД </text:span><text:span text:style-name="T118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2"><text:span text:style-name="T128">В</text:span>ремя получения <text:span text:style-name="T128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9">DATA_TYPE_FLOAT_32 </text:p>
          </table:table-cell>
          <table:table-cell table:style-name="Таблица6.A3" office:value-type="string">
            <text:p text:style-name="P107">0 - <text:span text:style-name="T116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ext:soft-page-break/>
        <table:table-row table:style-name="Таблица6.1">
          <table:table-cell table:style-name="Таблица6.A2" table:number-columns-spanned="6" office:value-type="string">
            <text:p text:style-name="P186">Время / Да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2">time_t</text:p>
          </table:table-cell>
          <table:table-cell table:style-name="Таблица6.A2" office:value-type="string">
            <text:p text:style-name="P170">Дата/время на устройств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7">Wi-Fi <text:span text:style-name="T114">станц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70">-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/Вкл. <text:span text:style-name="T132">с</text:span><text:span text:style-name="T121">танци</text:span><text:span text:style-name="T132">ю</text:span><text:span text:style-name="T121"> </text:span><text:span text:style-name="T108">wifi. </text:span>0 - Выключен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Имя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Пароль от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2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95">0 - 1</text:p>
          </table:table-cell>
          <table:table-cell table:style-name="Таблица6.A2" office:value-type="string">
            <text:p text:style-name="P147"><text:span text:style-name="T120">Выкл./Вкл. </text:span><text:span text:style-name="T121">а</text:span>втоподключени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19">8</text:span></text:p>
          </table:table-cell>
          <table:table-cell table:style-name="Таблица6.A3" office:value-type="string">
            <text:p text:style-name="P150">0 - 1</text:p>
          </table:table-cell>
          <table:table-cell table:style-name="Таблица6.A2" office:value-type="string">
            <text:p text:style-name="P148">Поворот дисплея на 180 градусов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22">16</text:span></text:p>
          </table:table-cell>
          <table:table-cell table:style-name="Таблица6.A3" office:value-type="string">
            <text:p text:style-name="P150">0 - 255</text:p>
          </table:table-cell>
          <table:table-cell table:style-name="Таблица6.A2" office:value-type="string">
            <text:p text:style-name="P148">Яркость дисплея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5">0 - 1</text:p>
          </table:table-cell>
          <table:table-cell table:style-name="Таблица6.A2" office:value-type="string">
            <text:p text:style-name="P148"><text:span text:style-name="T120">Выкл/Вкл. </text:span>ночной режим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2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днём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2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ночью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дневного интервал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ночного интервал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8">SNTP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UTC-<text:span text:style-name="T112">5</text:span>"</text:p>
          </table:table-cell>
          <table:table-cell table:style-name="Таблица6.A2" office:value-type="string">
            <text:p text:style-name="P153">UTC <text:span text:style-name="T123">от 0, пример: "UTC-</text:span><text:span text:style-name="T131">2</text:span><text:span text:style-name="T123">" — МСК часовой пояс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pool.ntp.org"</text:p>
          </table:table-cell>
          <table:table-cell table:style-name="Таблица6.A2" office:value-type="string">
            <text:p text:style-name="P193">Url <text:span text:style-name="T113">сервера времени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9">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7">DATA_TYPE_INT_<text:span text:style-name="T124">64</text:span></text:p>
          </table:table-cell>
          <table:table-cell table:style-name="Таблица6.A3" office:value-type="string">
            <text:p text:style-name="P155">0 - ...</text:p>
          </table:table-cell>
          <table:table-cell table:style-name="Таблица6.A2" office:value-type="string">
            <text:p text:style-name="P154">Интервал проверки обновлений в секундах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2">"<text:span text:style-name="T133">https://ota.verbkinm.ru/</text:span><text:soft-page-break/><text:span text:style-name="T133">other/esp32/meteo_home_II/update_info.json</text:span>"</text:p>
          </table:table-cell>
          <table:table-cell table:style-name="Таблица6.A2" office:value-type="string">
            <text:p text:style-name="P193">Url <text:span text:style-name="T124">json </text:span><text:span text:style-name="T115">файла с информацией об обновлении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29">0.0.1</text:span>"</text:p>
          </table:table-cell>
          <table:table-cell table:style-name="Таблица6.A2" office:value-type="string">
            <text:p text:style-name="P163">Версия прошивки <text:span text:style-name="T134">устройств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29">0.0</text:span>"</text:p>
          </table:table-cell>
          <table:table-cell table:style-name="Таблица6.A2" office:value-type="string">
            <text:p text:style-name="P163">Доступная версия прошивки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8">Мете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71">-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<text:span text:style-name="T125">Югорск</text:span>"</text:p>
          </table:table-cell>
          <table:table-cell table:style-name="Таблица6.A2" office:value-type="string">
            <text:p text:style-name="P156">Наименование город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1.312260</text:p>
          </table:table-cell>
          <table:table-cell table:style-name="Таблица6.A2" office:value-type="string">
            <text:p text:style-name="P153">широт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3.330669</text:p>
          </table:table-cell>
          <table:table-cell table:style-name="Таблица6.A2" office:value-type="string">
            <text:p text:style-name="P157">долгот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6">IOTV серве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STRING</text:p>
          </table:table-cell>
          <table:table-cell table:style-name="Таблица6.A3" office:value-type="string">
            <text:p text:style-name="P149">"<text:span text:style-name="T111">iotv.verbkinm.ru</text:span>"</text:p>
          </table:table-cell>
          <table:table-cell table:style-name="Таблица6.A2" office:value-type="string">
            <text:p text:style-name="P194">Hostname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INT_<text:span text:style-name="T124">64</text:span></text:p>
          </table:table-cell>
          <table:table-cell table:style-name="Таблица6.A3" office:value-type="string">
            <text:p text:style-name="P169">0 - 65535</text:p>
          </table:table-cell>
          <table:table-cell table:style-name="Таблица6.A2" office:value-type="string">
            <text:p text:style-name="P194">Tcp <text:span text:style-name="T113">порт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00">S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9">Дополнительные параметры / <text:span text:style-name="T127">действ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0">DATA_TYPE_INT_<text:span text:style-name="T126">8</text:span></text:p>
          </table:table-cell>
          <table:table-cell table:style-name="Таблица6.A3" office:value-type="string">
            <text:p text:style-name="P144">0 - <text:span text:style-name="T110">n</text:span></text:p>
          </table:table-cell>
          <table:table-cell table:style-name="Таблица6.A2" office:value-type="string">
            <text:p text:style-name="P167">Текущая страниц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8">Перезагрузить устройств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<text:span text:style-name="T104">sntp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м<text:span text:style-name="T125">етео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60">Проверить наличие обновлений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6.3$Linux_X86_64 LibreOffice_project/60$Build-3</meta:generator>
    <dc:date>2024-05-21T14:51:20.899299451</dc:date>
    <meta:editing-duration>P2DT16H21M</meta:editing-duration>
    <meta:editing-cycles>258</meta:editing-cycles>
    <meta:document-statistic meta:table-count="7" meta:image-count="0" meta:object-count="0" meta:page-count="13" meta:paragraph-count="658" meta:word-count="1263" meta:character-count="7393" meta:non-whitespace-character-count="6628"/>
  </office:meta>
</office:document-meta>
</file>